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row table:style-name="ro1">
          <table:table-cell table:style-name="Default" table:number-columns-repeated="11"/>
        </table:table-row>
        <table:table-row table:style-name="ro2">
          <table:table-cell table:style-name="Default"/>
          <table:table-cell table:style-name="ce2" office:value-type="string" calcext:value-type="string">
            <text:p>Potencia portadora</text:p>
          </table:table-cell>
          <table:table-cell office:value-type="float" office:value="-5.92" calcext:value-type="float">
            <text:p>-5,92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1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tencia medida</text:p>
          </table:table-cell>
          <table:table-cell office:value-type="string" calcext:value-type="string">
            <text:p>Teórico</text:p>
          </table:table-cell>
          <table:table-cell office:value-type="string" calcext:value-type="string">
            <text:p>Práctico</text:p>
          </table:table-cell>
          <table:table-cell office:value-type="string" calcext:value-type="string">
            <text:p>Potencia medida</text:p>
          </table:table-cell>
          <table:table-cell office:value-type="string" calcext:value-type="string">
            <text:p>Teórico</text:p>
          </table:table-cell>
          <table:table-cell office:value-type="string" calcext:value-type="string">
            <text:p>Práctico</text:p>
          </table:table-cell>
          <table:table-cell office:value-type="string" calcext:value-type="string">
            <text:p>Potencia medida</text:p>
          </table:table-cell>
          <table:table-cell office:value-type="string" calcext:value-type="string">
            <text:p>Teórico</text:p>
          </table:table-cell>
          <table:table-cell office:value-type="string" calcext:value-type="string">
            <text:p>Práctic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0</text:p>
          </table:table-cell>
          <table:table-cell office:value-type="float" office:value="-17.66" calcext:value-type="float">
            <text:p>-17,66</text:p>
          </table:table-cell>
          <table:table-cell table:formula="of:=BESSELJ([.$C$4];[.A6])" office:value-type="float" office:value="-0.260051954901933" calcext:value-type="float">
            <text:p>-0,260051954901933</text:p>
          </table:table-cell>
          <table:table-cell table:formula="of:=POWER(10;([.C6]-[.$C$2])/20)" office:value-type="float" office:value="0.258821291515309" calcext:value-type="float">
            <text:p>0,258821291515309</text:p>
          </table:table-cell>
          <table:table-cell office:value-type="float" office:value="-14.06" calcext:value-type="float">
            <text:p>-14,06</text:p>
          </table:table-cell>
          <table:table-cell table:formula="of:=BESSELJ([.$F$4];[.A6])" office:value-type="float" office:value="-0.397149809863847" calcext:value-type="float">
            <text:p>-0,397149809863847</text:p>
          </table:table-cell>
          <table:table-cell table:formula="of:=POWER(10;([.F6]-[.$C$2])/20)" office:value-type="float" office:value="0.391741877107783" calcext:value-type="float">
            <text:p>0,391741877107783</text:p>
          </table:table-cell>
          <table:table-cell office:value-type="float" office:value="-23.8" calcext:value-type="float">
            <text:p>-23,8</text:p>
          </table:table-cell>
          <table:table-cell table:formula="of:=BESSELJ([.$I$4];[.A6])" office:value-type="float" office:value="-0.177596771314338" calcext:value-type="float">
            <text:p>-0,177596771314338</text:p>
          </table:table-cell>
          <table:table-cell table:formula="of:=POWER(10;([.I6]-[.$C$2])/20)" office:value-type="float" office:value="0.127643880881134" calcext:value-type="float">
            <text:p>0,1276438808811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float" office:value="-15.41" calcext:value-type="float">
            <text:p>-15,41</text:p>
          </table:table-cell>
          <table:table-cell table:formula="of:=BESSELJ([.$C$4];[.A7])" office:value-type="float" office:value="0.339058958525936" calcext:value-type="float">
            <text:p>0,339058958525936</text:p>
          </table:table-cell>
          <table:table-cell table:formula="of:=POWER(10;([.C7]-[.$C$2])/20)" office:value-type="float" office:value="0.335351304450561" calcext:value-type="float">
            <text:p>0,335351304450561</text:p>
          </table:table-cell>
          <table:table-cell office:value-type="float" office:value="-28.3" calcext:value-type="float">
            <text:p>-28,3</text:p>
          </table:table-cell>
          <table:table-cell table:formula="of:=BESSELJ([.$F$4];[.A7])" office:value-type="float" office:value="-0.0660433280235491" calcext:value-type="float">
            <text:p>-0,066043328023549</text:p>
          </table:table-cell>
          <table:table-cell table:formula="of:=POWER(10;([.F7]-[.$C$2])/20)" office:value-type="float" office:value="0.0760326276940181" calcext:value-type="float">
            <text:p>0,076032627694018</text:p>
          </table:table-cell>
          <table:table-cell office:value-type="float" office:value="-15.81" calcext:value-type="float">
            <text:p>-15,81</text:p>
          </table:table-cell>
          <table:table-cell table:formula="of:=BESSELJ([.$I$4];[.A7])" office:value-type="float" office:value="-0.327579137591465" calcext:value-type="float">
            <text:p>-0,327579137591465</text:p>
          </table:table-cell>
          <table:table-cell table:formula="of:=POWER(10;([.I7]-[.$C$2])/20)" office:value-type="float" office:value="0.320258009462903" calcext:value-type="float">
            <text:p>0,3202580094629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2</text:p>
          </table:table-cell>
          <table:table-cell office:value-type="float" office:value="-12.27" calcext:value-type="float">
            <text:p>-12,27</text:p>
          </table:table-cell>
          <table:table-cell table:formula="of:=BESSELJ([.$C$4];[.A8])" office:value-type="float" office:value="0.486091260585891" calcext:value-type="float">
            <text:p>0,486091260585891</text:p>
          </table:table-cell>
          <table:table-cell table:formula="of:=POWER(10;([.C8]-[.$C$2])/20)" office:value-type="float" office:value="0.481393254000145" calcext:value-type="float">
            <text:p>0,481393254000145</text:p>
          </table:table-cell>
          <table:table-cell office:value-type="float" office:value="-15.37" calcext:value-type="float">
            <text:p>-15,37</text:p>
          </table:table-cell>
          <table:table-cell table:formula="of:=BESSELJ([.$F$4];[.A8])" office:value-type="float" office:value="0.364128145852073" calcext:value-type="float">
            <text:p>0,364128145852073</text:p>
          </table:table-cell>
          <table:table-cell table:formula="of:=POWER(10;([.F8]-[.$C$2])/20)" office:value-type="float" office:value="0.336899215741491" calcext:value-type="float">
            <text:p>0,336899215741491</text:p>
          </table:table-cell>
          <table:table-cell office:value-type="float" office:value="-32.66" calcext:value-type="float">
            <text:p>-32,66</text:p>
          </table:table-cell>
          <table:table-cell table:formula="of:=BESSELJ([.$I$4];[.A8])" office:value-type="float" office:value="0.0465651162777521" calcext:value-type="float">
            <text:p>0,046565116277752</text:p>
          </table:table-cell>
          <table:table-cell table:formula="of:=POWER(10;([.I8]-[.$C$2])/20)" office:value-type="float" office:value="0.0460256573581356" calcext:value-type="float">
            <text:p>0,0460256573581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3</text:p>
          </table:table-cell>
          <table:table-cell office:value-type="float" office:value="-16.23" calcext:value-type="float">
            <text:p>-16,23</text:p>
          </table:table-cell>
          <table:table-cell table:formula="of:=BESSELJ([.$C$4];[.A9])" office:value-type="float" office:value="0.309062722255252" calcext:value-type="float">
            <text:p>0,309062722255252</text:p>
          </table:table-cell>
          <table:table-cell table:formula="of:=POWER(10;([.C9]-[.$C$2])/20)" office:value-type="float" office:value="0.305140602914104" calcext:value-type="float">
            <text:p>0,305140602914104</text:p>
          </table:table-cell>
          <table:table-cell office:value-type="float" office:value="-13.83" calcext:value-type="float">
            <text:p>-13,83</text:p>
          </table:table-cell>
          <table:table-cell table:formula="of:=BESSELJ([.$F$4];[.A9])" office:value-type="float" office:value="0.430171473875622" calcext:value-type="float">
            <text:p>0,430171473875622</text:p>
          </table:table-cell>
          <table:table-cell table:formula="of:=POWER(10;([.F9]-[.$C$2])/20)" office:value-type="float" office:value="0.402253655998683" calcext:value-type="float">
            <text:p>0,402253655998683</text:p>
          </table:table-cell>
          <table:table-cell office:value-type="float" office:value="-14.85" calcext:value-type="float">
            <text:p>-14,85</text:p>
          </table:table-cell>
          <table:table-cell table:formula="of:=BESSELJ([.$I$4];[.A9])" office:value-type="float" office:value="0.364831230613667" calcext:value-type="float">
            <text:p>0,364831230613667</text:p>
          </table:table-cell>
          <table:table-cell table:formula="of:=POWER(10;([.I9]-[.$C$2])/20)" office:value-type="float" office:value="0.357684400576475" calcext:value-type="float">
            <text:p>0,3576844005764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4</text:p>
          </table:table-cell>
          <table:table-cell office:value-type="float" office:value="-23.84" calcext:value-type="float">
            <text:p>-23,84</text:p>
          </table:table-cell>
          <table:table-cell table:formula="of:=BESSELJ([.$C$4];[.A10])" office:value-type="float" office:value="0.132034183924612" calcext:value-type="float">
            <text:p>0,132034183924612</text:p>
          </table:table-cell>
          <table:table-cell table:formula="of:=POWER(10;([.C10]-[.$C$2])/20)" office:value-type="float" office:value="0.127057410520854" calcext:value-type="float">
            <text:p>0,127057410520854</text:p>
          </table:table-cell>
          <table:table-cell office:value-type="float" office:value="-16.48" calcext:value-type="float">
            <text:p>-16,48</text:p>
          </table:table-cell>
          <table:table-cell table:formula="of:=BESSELJ([.$F$4];[.A10])" office:value-type="float" office:value="0.28112906496136" calcext:value-type="float">
            <text:p>0,28112906496136</text:p>
          </table:table-cell>
          <table:table-cell table:formula="of:=POWER(10;([.F10]-[.$C$2])/20)" office:value-type="float" office:value="0.296483138952434" calcext:value-type="float">
            <text:p>0,296483138952434</text:p>
          </table:table-cell>
          <table:table-cell office:value-type="float" office:value="-14.21" calcext:value-type="float">
            <text:p>-14,21</text:p>
          </table:table-cell>
          <table:table-cell table:formula="of:=BESSELJ([.$I$4];[.A10])" office:value-type="float" office:value="0.391232360458648" calcext:value-type="float">
            <text:p>0,391232360458648</text:p>
          </table:table-cell>
          <table:table-cell table:formula="of:=POWER(10;([.I10]-[.$C$2])/20)" office:value-type="float" office:value="0.385034814678615" calcext:value-type="float">
            <text:p>0,3850348146786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5</text:p>
          </table:table-cell>
          <table:table-cell office:value-type="float" office:value="-33.39" calcext:value-type="float">
            <text:p>-33,39</text:p>
          </table:table-cell>
          <table:table-cell table:formula="of:=BESSELJ([.$C$4];[.A11])" office:value-type="float" office:value="0.0430284348770476" calcext:value-type="float">
            <text:p>0,043028434877048</text:p>
          </table:table-cell>
          <table:table-cell table:formula="of:=POWER(10;([.C11]-[.$C$2])/20)" office:value-type="float" office:value="0.0423155509716617" calcext:value-type="float">
            <text:p>0,042315550971662</text:p>
          </table:table-cell>
          <table:table-cell office:value-type="float" office:value="-25.08" calcext:value-type="float">
            <text:p>-25,08</text:p>
          </table:table-cell>
          <table:table-cell table:formula="of:=BESSELJ([.$F$4];[.A11])" office:value-type="float" office:value="0.132086656047098" calcext:value-type="float">
            <text:p>0,132086656047098</text:p>
          </table:table-cell>
          <table:table-cell table:formula="of:=POWER(10;([.F11]-[.$C$2])/20)" office:value-type="float" office:value="0.110153930954142" calcext:value-type="float">
            <text:p>0,110153930954142</text:p>
          </table:table-cell>
          <table:table-cell office:value-type="float" office:value="-17.76" calcext:value-type="float">
            <text:p>-17,76</text:p>
          </table:table-cell>
          <table:table-cell table:formula="of:=BESSELJ([.$I$4];[.A11])" office:value-type="float" office:value="0.26114054612017" calcext:value-type="float">
            <text:p>0,26114054612017</text:p>
          </table:table-cell>
          <table:table-cell table:formula="of:=POWER(10;([.I11]-[.$C$2])/20)" office:value-type="float" office:value="0.255858588690565" calcext:value-type="float">
            <text:p>0,2558585886905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6</text:p>
          </table:table-cell>
          <table:table-cell office:value-type="float" office:value="-44.24" calcext:value-type="float">
            <text:p>-44,24</text:p>
          </table:table-cell>
          <table:table-cell table:formula="of:=BESSELJ([.$C$4];[.A12])" office:value-type="float" office:value="0.0113939323322131" calcext:value-type="float">
            <text:p>0,011393932332213</text:p>
          </table:table-cell>
          <table:table-cell table:formula="of:=POWER(10;([.C12]-[.$C$2])/20)" office:value-type="float" office:value="0.0121338885046498" calcext:value-type="float">
            <text:p>0,01213388850465</text:p>
          </table:table-cell>
          <table:table-cell office:value-type="float" office:value="-48.92" calcext:value-type="float">
            <text:p>-48,92</text:p>
          </table:table-cell>
          <table:table-cell table:formula="of:=BESSELJ([.$F$4];[.A12])" office:value-type="float" office:value="0.0490875751563856" calcext:value-type="float">
            <text:p>0,049087575156386</text:p>
          </table:table-cell>
          <table:table-cell table:formula="of:=POWER(10;([.F12]-[.$C$2])/20)" office:value-type="float" office:value="0.00707945784384138" calcext:value-type="float">
            <text:p>0,007079457843841</text:p>
          </table:table-cell>
          <table:table-cell office:value-type="float" office:value="-31.73" calcext:value-type="float">
            <text:p>-31,73</text:p>
          </table:table-cell>
          <table:table-cell table:formula="of:=BESSELJ([.$I$4];[.A12])" office:value-type="float" office:value="0.131048731781692" calcext:value-type="float">
            <text:p>0,131048731781692</text:p>
          </table:table-cell>
          <table:table-cell table:formula="of:=POWER(10;([.I12]-[.$C$2])/20)" office:value-type="float" office:value="0.0512271270264539" calcext:value-type="float">
            <text:p>0,051227127026454</text:p>
          </table:table-cell>
        </table:table-row>
        <table:table-row table:style-name="ro1">
          <table:table-cell table:number-columns-repeated="9"/>
          <table:table-cell table:formula="of:=SUM([.J6:.J12])" office:value-type="float" office:value="0.689642076346126" calcext:value-type="float">
            <text:p>0,689642076346126</text:p>
          </table:table-cell>
          <table:table-cell table:formula="of:=SUM([.K6:.K12])" office:value-type="float" office:value="1.54373247867428" calcext:value-type="float">
            <text:p>1,543732478674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7:55:22.563350501</meta:creation-date>
    <dc:date>2023-01-30T18:23:54.235779038</dc:date>
    <meta:editing-duration>PT7M30S</meta:editing-duration>
    <meta:editing-cycles>1</meta:editing-cycles>
    <meta:document-statistic meta:table-count="1" meta:cell-count="94" meta:object-count="0"/>
    <meta:generator>LibreOffice/6.4.7.2$Linux_X86_64 LibreOffice_project/40$Build-2</meta:generator>
    <meta:user-defined meta:name="ProgId">Excel.Sheet</meta:user-defined>
  </office:meta>
</office:document-meta>
</file>